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Literal.BooleanLiteral( String payload , int startPos , int endPos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Literal.generateCode( MethodVisitor mv , CodeFlow c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